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Arial" officeooo:rsid="001d10ad" officeooo:paragraph-rsid="001d10a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officeooo:rsid="001d10ad" officeooo:paragraph-rsid="001d10ad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officeooo:rsid="001d10ad" officeooo:paragraph-rsid="001d10a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1d10ad" officeooo:paragraph-rsid="001d10ad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weight="bold" officeooo:rsid="001d10ad" officeooo:paragraph-rsid="001d10ad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officeooo:rsid="001d10ad" officeooo:paragraph-rsid="001d10ad"/>
    </style:style>
    <style:style style:name="P7" style:family="paragraph" style:parent-style-name="Standard">
      <style:paragraph-properties fo:line-height="150%" fo:text-align="end" style:justify-single-word="false"/>
      <style:text-properties style:font-name="Arial" officeooo:rsid="001d10ad" officeooo:paragraph-rsid="001d10ad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1d10ad" officeooo:paragraph-rsid="001d10ad"/>
    </style:style>
    <style:style style:name="P9" style:family="paragraph" style:parent-style-name="Standard">
      <style:text-properties style:font-name="Arial" officeooo:rsid="001d10ad" officeooo:paragraph-rsid="001d10a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weight="normal" officeooo:rsid="001d10ad" officeooo:paragraph-rsid="001d10ad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normal" officeooo:rsid="001d10ad" officeooo:paragraph-rsid="001d10a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acna, 02 de octubre del 2023</text:p>
      <text:p text:style-name="P2"/>
      <text:p text:style-name="P5">CARTA N.º 012-2023-RWMJ</text:p>
      <text:p text:style-name="P5"/>
      <text:p text:style-name="P2"/>
      <text:p text:style-name="P3">Dr. Valerio Chávez Anticona</text:p>
      <text:p text:style-name="P5">JEFE DEL CENTRO DE ESTUDIOS PREUNIVERSITARIO</text:p>
      <text:p text:style-name="P3"/>
      <text:p text:style-name="P5">ASUNTO<text:tab/>:<text:tab/>CARTA DE RENUNCIA DEL SERVICIO ESPECIALIZADO EN <text:tab/><text:tab/><text:tab/><text:tab/>SISTEMAS INFORMÁTICOS ( PROGRAMADOR PAD)</text:p>
      <text:p text:style-name="P2"/>
      <text:p text:style-name="P4">Por medio de la presente, reciba un cordial saludo y me dirijo a usted para presentar mi renuncia al cargo de <text:span text:style-name="T1">Programador PAD </text:span><text:span text:style-name="T2">en el Centro de Estudios PreUniversitarios hasta el 02 de octubre del 2023.</text:span></text:p>
      <text:p text:style-name="P4"/>
      <text:p text:style-name="P10">Agradezco todas las oportunidades de crecimiento personal y preparación profesional que se me brindaron durante el tiempo laborado, aprendizajes que me permitieron consolidar mi perfil técnico y humano; pero motivos personales me llevan a tomar esta difícil decisivo.</text:p>
      <text:p text:style-name="P4"/>
      <text:p text:style-name="P10">Quiero expresar mi gratitud a todos mis colegas y superiores por su apoyo amabilidad durante mi tiempo en el Centro Estudios Preuniversitarios. Valoraré siempre las experiencias y las relaciones que he construido aquí.</text:p>
      <text:p text:style-name="P4"/>
      <text:p text:style-name="P10">Sin mas a que hacer referencia, y en espera de su comprensión y mayor consideración</text:p>
      <text:p text:style-name="P4"/>
      <text:p text:style-name="P10"><text:tab/><text:tab/>Atentamente,</text:p>
      <text:p text:style-name="P8"/>
      <text:p text:style-name="P9"/>
      <text:p text:style-name="P9"/>
      <text:p text:style-name="P9"/>
      <text:p text:style-name="P9"/>
      <text:p text:style-name="P11">______________________________</text:p>
      <text:p text:style-name="P11">Richard Walter Mamani Jimenez</text:p>
      <text:p text:style-name="P11">73646908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09:57:36.640000000</meta:creation-date>
    <dc:date>2023-11-09T10:10:02.701000000</dc:date>
    <meta:editing-duration>PT10M9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3" meta:word-count="162" meta:character-count="1074" meta:non-whitespace-character-count="919"/>
  </office:meta>
</office:document-meta>
</file>